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1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52">
            <calcext:condition calcext:apply-style-name="Error" calcext:value="duplicate" calcext:base-cell-address="list.B3"/>
          </calcext:conditional-format>
          <calcext:conditional-format calcext:target-range-address="list.C3:list.C25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Default"/>
        <table:table-column table:style-name="co17" table:default-cell-style-name="ce145"/>
        <table:table-column table:style-name="co18" table:default-cell-style-name="ce112"/>
        <table:table-column table:style-name="co19" table:default-cell-style-name="ce112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개발사 이름( 한글 )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14"/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14"/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14"/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Acts29games</text:p>
          </table:table-cell>
          <table:table-cell table:style-name="ce114" office:value-type="string" calcext:value-type="string">
            <text:p>액츠29게임즈 주식회사(Acts29Games lnc.)</text:p>
          </table:table-cell>
          <table:table-cell table:style-name="ce102" office:value-type="string" calcext:value-type="string">
            <text:p>서울특별시 금천구 가산디지털1로 ***, ***호(가산동, 에이스 가산 포휴)</text:p>
          </table:table-cell>
          <table:table-cell table:style-name="ce109" office:value-type="string" calcext:value-type="string">
            <text:p>230-81-13***</text:p>
          </table:table-cell>
          <table:table-cell table:style-name="ce109" office:value-type="string" calcext:value-type="string">
            <text:p>정우락</text:p>
          </table:table-cell>
          <table:table-cell table:style-name="ce114" office:value-type="string" calcext:value-type="string">
            <text:p><text:a xlink:href="https://acts29games.com/" xlink:type="simple">https://acts29game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14"/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BangsFactory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방호석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14"/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14"/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14"/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14"/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14"/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14"/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14"/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14"/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14"/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14"/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14"/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14"/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14" office:value-type="string" calcext:value-type="string">
            <text:p>잔디소프트</text:p>
          </table:table-cell>
          <table:table-cell table:style-name="ce102" office:value-type="string" calcext:value-type="string">
            <text:p>서울특별시 영등포구 양평로 ***, ***층(양평동***가, ***타워)</text:p>
          </table:table-cell>
          <table:table-cell table:style-name="ce109" office:value-type="string" calcext:value-type="string">
            <text:p>132-88-00***</text:p>
          </table:table-cell>
          <table:table-cell table:style-name="ce109" office:value-type="string" calcext:value-type="string">
            <text:p>윤세민</text:p>
          </table:table-cell>
          <table:table-cell table:style-name="ce114" office:value-type="string" calcext:value-type="string">
            <text:p><text:a xlink:href="https://www.madworldmmo.com/" xlink:type="simple">https://www.madworldmmo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14"/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14"/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14" office:value-type="string" calcext:value-type="string">
            <text:p>㈜오디세이어</text:p>
          </table:table-cell>
          <table:table-cell table:style-name="ce102" office:value-type="string" calcext:value-type="string">
            <text:p>경기 성남시 분당구 대왕판교로645번길 12 (삼평동, 경기창조경제혁신센터) ***층</text:p>
          </table:table-cell>
          <table:table-cell table:style-name="ce109" office:value-type="string" calcext:value-type="string">
            <text:p>747-81-02***</text:p>
          </table:table-cell>
          <table:table-cell table:style-name="ce109" office:value-type="string" calcext:value-type="string">
            <text:p>진세광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14"/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하수영</text:p>
          </table:table-cell>
          <table:table-cell table:style-name="ce11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7"/>
          <table:table-cell table:style-name="ce11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14"/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14"/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14"/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14"/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14"/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14"/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14"/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14"/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14" office:value-type="string" calcext:value-type="string">
            <text:p>디앤드 컴퍼니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office:value-type="string" calcext:value-type="string">
            <text:p>481-09-00***</text:p>
          </table:table-cell>
          <table:table-cell table:style-name="ce109" office:value-type="string" calcext:value-type="string">
            <text:p>정민길</text:p>
          </table:table-cell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14"/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14"/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14"/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14"/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14"/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51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52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10"/>
        </table:table-row>
        <table:table-row table:style-name="ro1" table:number-rows-repeated="104753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0">
            <calcext:condition calcext:apply-style-name="Error" calcext:value="duplicate" calcext:base-cell-address="developer.A2"/>
          </calcext:conditional-format>
          <calcext:conditional-format calcext:target-range-address="developer.A1:developer.A1043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2" table:on-update-keep-styles="true" table:on-update-keep-size="false"/>
        <table:database-range table:name="developer_table" table:target-range-address="developer.A2:developer.I1042" table:on-update-keep-styles="true" table:on-update-keep-size="false"/>
        <table:database-range table:name="game_table" table:target-range-address="list.B231:list.C232" table:on-update-keep-styles="true" table:on-update-keep-size="false"/>
        <table:database-range table:name="publisher_name_list" table:target-range-address="publisher.A2:publisher.A1034" table:on-update-keep-styles="true" table:on-update-keep-size="false"/>
        <table:database-range table:name="__Anonymous_Sheet_DB__0" table:target-range-address="list.B2:list.I25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08:46:41.1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09T09:02:33.031000000</dc:date>
    <meta:editing-duration>P2DT20M7S</meta:editing-duration>
    <meta:editing-cycles>793</meta:editing-cycles>
    <meta:document-statistic meta:table-count="3" meta:cell-count="245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